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781ee5" officeooo:paragraph-rsid="00781ee5"/>
    </style:style>
    <style:style style:name="P2" style:family="paragraph" style:parent-style-name="Standard">
      <style:paragraph-properties fo:line-height="200%"/>
      <style:text-properties officeooo:rsid="00470602" officeooo:paragraph-rsid="00470602"/>
    </style:style>
    <style:style style:name="P3" style:family="paragraph" style:parent-style-name="Standard">
      <style:paragraph-properties fo:line-height="200%" fo:text-align="start" style:justify-single-word="false"/>
      <style:text-properties officeooo:rsid="005fc5c7" officeooo:paragraph-rsid="005fc5c7"/>
    </style:style>
    <style:style style:name="P4" style:family="paragraph" style:parent-style-name="Standard">
      <style:paragraph-properties fo:line-height="200%" fo:text-align="start" style:justify-single-word="false"/>
      <style:text-properties officeooo:paragraph-rsid="006102b6"/>
    </style:style>
    <style:style style:name="P5" style:family="paragraph" style:parent-style-name="Standard">
      <style:paragraph-properties fo:line-height="200%" fo:text-align="start" style:justify-single-word="false"/>
      <style:text-properties officeooo:paragraph-rsid="0061987b"/>
    </style:style>
    <style:style style:name="P6" style:family="paragraph" style:parent-style-name="Standard">
      <style:paragraph-properties fo:line-height="200%" fo:text-align="start" style:justify-single-word="false"/>
      <style:text-properties officeooo:paragraph-rsid="00689efd"/>
    </style:style>
    <style:style style:name="P7" style:family="paragraph" style:parent-style-name="Standard">
      <style:paragraph-properties fo:line-height="200%" fo:text-align="start" style:justify-single-word="false"/>
      <style:text-properties officeooo:paragraph-rsid="005fc5c7"/>
    </style:style>
    <style:style style:name="P8" style:family="paragraph" style:parent-style-name="Standard">
      <style:paragraph-properties fo:line-height="200%" fo:text-align="start" style:justify-single-word="false"/>
      <style:text-properties officeooo:rsid="006588ae" officeooo:paragraph-rsid="006588ae"/>
    </style:style>
    <style:style style:name="P9" style:family="paragraph" style:parent-style-name="Standard">
      <style:paragraph-properties fo:line-height="200%"/>
      <style:text-properties officeooo:rsid="002d3106" officeooo:paragraph-rsid="0069c584"/>
    </style:style>
    <style:style style:name="P10" style:family="paragraph" style:parent-style-name="Standard">
      <style:paragraph-properties fo:line-height="200%"/>
      <style:text-properties officeooo:rsid="002d3106" officeooo:paragraph-rsid="002d3106"/>
    </style:style>
    <style:style style:name="P11" style:family="paragraph" style:parent-style-name="Standard">
      <style:paragraph-properties fo:line-height="200%"/>
      <style:text-properties officeooo:rsid="001fe053" officeooo:paragraph-rsid="001fe053"/>
    </style:style>
    <style:style style:name="P12" style:family="paragraph" style:parent-style-name="Standard">
      <style:paragraph-properties fo:line-height="200%"/>
      <style:text-properties officeooo:rsid="001fe053" officeooo:paragraph-rsid="007dc2f7"/>
    </style:style>
    <style:style style:name="P13" style:family="paragraph" style:parent-style-name="Standard">
      <style:paragraph-properties fo:line-height="200%" fo:text-align="center" style:justify-single-word="false"/>
      <style:text-properties officeooo:rsid="001fe053" officeooo:paragraph-rsid="007dc2f7"/>
    </style:style>
    <style:style style:name="P14" style:family="paragraph" style:parent-style-name="Standard">
      <style:paragraph-properties fo:line-height="200%" fo:text-align="start" style:justify-single-word="false"/>
      <style:text-properties officeooo:rsid="0079f633" officeooo:paragraph-rsid="0079f633"/>
    </style:style>
    <style:style style:name="P15" style:family="paragraph" style:parent-style-name="Standard">
      <style:paragraph-properties fo:line-height="200%" fo:text-align="center" style:justify-single-word="false"/>
      <style:text-properties officeooo:rsid="007dc2f7" officeooo:paragraph-rsid="007dc2f7"/>
    </style:style>
    <style:style style:name="P16" style:family="paragraph" style:parent-style-name="Standard">
      <style:paragraph-properties fo:line-height="200%" fo:text-align="center"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7dc2f7" officeooo:paragraph-rsid="007dc2f7" style:text-blinking="false" fo:background-color="transparent" style:font-size-asian="12pt" style:font-size-complex="12pt"/>
    </style:style>
    <style:style style:name="P17" style:family="paragraph" style:parent-style-name="Standard">
      <style:paragraph-properties fo:line-height="200%" fo:text-align="center" style:justify-single-word="false"/>
      <style:text-properties officeooo:rsid="005fc5c7" officeooo:paragraph-rsid="005fc5c7"/>
    </style:style>
    <style:style style:name="T1" style:family="text">
      <style:text-properties officeooo:rsid="00200232"/>
    </style:style>
    <style:style style:name="T2" style:family="text">
      <style:text-properties officeooo:rsid="0044a1f5"/>
    </style:style>
    <style:style style:name="T3" style:family="text">
      <style:text-properties officeooo:rsid="00475280"/>
    </style:style>
    <style:style style:name="T4" style:family="text">
      <style:text-properties officeooo:rsid="004dc8af"/>
    </style:style>
    <style:style style:name="T5" style:family="text">
      <style:text-properties officeooo:rsid="005fc5c7"/>
    </style:style>
    <style:style style:name="T6" style:family="text">
      <style:text-properties fo:font-style="italic" style:font-style-asian="italic" style:font-style-complex="italic"/>
    </style:style>
    <style:style style:name="T7" style:family="text">
      <style:text-properties fo:font-style="italic" officeooo:rsid="005fc5c7" style:font-style-asian="italic" style:font-style-complex="italic"/>
    </style:style>
    <style:style style:name="T8" style:family="text">
      <style:text-properties officeooo:rsid="0063b18e"/>
    </style:style>
    <style:style style:name="T9" style:family="text">
      <style:text-properties officeooo:rsid="00685af2"/>
    </style:style>
    <style:style style:name="T1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5fc5c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7dc2f7" style:text-blinking="false" fo:background-color="transparent" loext:char-shading-value="0" style:font-size-asian="12pt" style:font-size-complex="12pt"/>
    </style:style>
    <style:style style:name="T12" style:family="text">
      <style:text-properties officeooo:rsid="0069c584"/>
    </style:style>
    <style:style style:name="T13" style:family="text">
      <style:text-properties officeooo:rsid="0079f633"/>
    </style:style>
    <style:style style:name="T14" style:family="text">
      <style:text-properties officeooo:rsid="006588ae"/>
    </style:style>
    <style:style style:name="T15"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tab/></text:span><text:span text:style-name="T11">University of Waterloo</text:span></text:p>
      <text:p text:style-name="P16"><text:tab/>Psych 306 A1</text:p>
      <text:p text:style-name="P13"/>
      <text:p text:style-name="P12"/>
      <text:p text:style-name="P12"/>
      <text:p text:style-name="P12"/>
      <text:p text:style-name="P12"/>
      <text:p text:style-name="P12"/>
      <text:p text:style-name="P15">Summary of “ <text:span text:style-name="T14">Daniel Kish: How I Use Sonar to Navigate the Worl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1"><text:tab/>People use their five senses every day to interact with each other and explore their environment</text:span>. <text:span text:style-name="T1">As a person who lost his ability to see shortly after birth, Daniel Kish's talk entitled, “How I use sonar to navigate the world” (Kish, 2015), discusses how a person missing his or her sense of sight is able to maintain an active life. Daniel suggests that the blind need to be encouraged by society to feel that they are not helpless and suggests that there are other ways to understand the world around them. He proceeds to explain that people can use echolocation as an effective way to determine their surroundings. He concludes that while the challenge of overcoming this limitation can appear frightening, through the use of other senses, the blind can be confident and proud of their ability to see differently.</text:span></text:p>
      <text:p text:style-name="P11"/>
      <text:p text:style-name="P10"><text:tab/>Daniel was born with a condition called retinoblastoma, a cancer that <text:span text:style-name="T12">targets</text:span> <text:span text:style-name="T4">a</text:span> part of the eye called the retina. <text:span text:style-name="T12">Light entering the eye travels through the front and is refracted onto the retina. Photoreceptors in the retina chemically respond to this light and pass this information to cells that process the activated photoreceptors in order to determine shapes, colors and movement. Without the retina, people would not be able to see and Daniel's eyes were removed because of his retinal cancer. Despite the challenges of growing up without the use of his eyes, Daniel chose to not be afraid. Society, as he puts it, “is more dangerous to blind people than their blindness” in how it influences the way that blind perceive their own limitations. Daniel argues that there are many tasks that blind people can do if they learn to take advantage of their different senses.</text:span></text:p>
      <text:p text:style-name="P10"/>
      <text:p text:style-name="P9"><text:tab/><text:span text:style-name="T2">Daniel navigates using echolocation, a process that uses sound to determine the location of objects. When a sound is made, it bounces off of multiple objects and return at different times depending on the respective distances of the objects from the point of origin. This principle enables bats and submarines to navigate their surroundings and Daniel has used the same technique for people. </text:span><text:soft-page-break/><text:span text:style-name="T2">He makes a clicking sound that he calls <text:s/>“flash sonar” because of of how the sounds he hears are perceived as pulses of images in his visual cortex. Although the visual cortex is primarily associated with visual information processing, this claim by Daniel is supported by research showing that the visual cortices of blind children can be activated by sound alone (Bedney M., &amp; Richardson H., &amp; Saxe R, 2015). Daniel has trained many people to use flash sonar and provides examples of people who have improved how they interact with their environment as a result of using this technique.</text:span></text:p>
      <text:p text:style-name="P10"/>
      <text:p text:style-name="P2"><text:tab/><text:span text:style-name="T8">In his</text:span> talk, <text:span text:style-name="T1">“How I use sonar to navigate the world”, Daniel </text:span>suggests that blindness is a<text:span text:style-name="T3">n</text:span> obstacle that should be challenged <text:span text:style-name="T3">and stresses that society must change how it imposes limitations on the blind. Through techniques such as flash sonar, he illustrates how members of the blind community can learn to navigate the world more effectively.</text:span></text:p>
      <text:p text:style-name="P2"/>
      <text:p text:style-name="P2"/>
      <text:p text:style-name="P2"/>
      <text:p text:style-name="P2"/>
      <text:p text:style-name="P2"/>
      <text:p text:style-name="P2"/>
      <text:p text:style-name="P2"/>
      <text:p text:style-name="P2"/>
      <text:p text:style-name="P2"/>
      <text:p text:style-name="P17"/>
      <text:p text:style-name="P17"/>
      <text:p text:style-name="P17"/>
      <text:p text:style-name="P17"><text:soft-page-break/><text:span text:style-name="T15">References</text:span></text:p>
      <text:p text:style-name="P5"><text:span text:style-name="T5">Bedney M., &amp; Richardson H., &amp; Saxe R. (2015, August 19). "Visual” cortex responds to spoken <text:tab/>language in blind children. </text:span><text:span text:style-name="T7">The Journal of Neuroscience. 35(33), 11674-11681.</text:span><text:span text:style-name="T5"> <text:tab/>http://dx.doi.org.proxy.lib.uwaterloo.ca/10.1523/JNEUROSCI.0634-15.2015</text:span></text:p>
      <text:p text:style-name="P4"><text:span text:style-name="T5">Bousbia-Salah et al. (2011, December). A navigation aid for blind people. </text:span><text:span text:style-name="T7">Journal of Intelligent &amp; <text:tab/>Robotic Systems, 64(3-4), 387-400</text:span><text:span text:style-name="T5">. http://dx.doi.org.proxy.lib.uwaterloo.ca/10.1007/s10846-<text:tab/>011-9555-7</text:span></text:p>
      <text:p text:style-name="P3">Brinkman et al. (2015, <text:span text:style-name="T9">January 1</text:span>). Cognitive function and social attainment in adult survivors of <text:tab/>retinoblastoma: A report from the St. Jude Lifetime Cohort Study. <text:span text:style-name="T6">Cancer, 121(1), 123-131.</text:span> <text:tab/>http://dx.doi.org.proxy.lib.uwaterloo.ca/10.1002/cncr.28924</text:p>
      <text:p text:style-name="P7"><text:span text:style-name="T5">Cappagli, G., &amp; Gori, M. (2016, June). Auditory spatial localization: Developmental delay in children <text:tab/>with visual impairments. </text:span><text:span text:style-name="T7">Research in Developmental Disabilities, 53-54, 391-398.</text:span><text:span text:style-name="T5"> <text:s text:c="15"/><text:tab/>http://dx.doi.org/10.1016/j.ridd.2016.02.019</text:span></text:p>
      <text:p text:style-name="P14">Kay L. (2000). Auditory perception of objects by blind persons, using a bioacoustic high resolution air <text:tab/>sonar. <text:span text:style-name="T6">Journal of the Acoustical Society of America. 107(6), 3266-3275</text:span>. <text:tab/>http://dx.doi.org.proxy.lib.uwaterloo.ca/10.1121/1.429399</text:p>
      <text:p text:style-name="P8">K<text:span text:style-name="T13">i</text:span>sh D. (2015, March). Daniel Kish: How I Use Sonar to Navigate the World. Retrieved from <text:tab/>https://www.ted.com/talks/daniel_kish_how_i_use_sonar_to_navigate_the_world?language=en</text:p>
      <text:p text:style-name="P7"><text:span text:style-name="T5">Kolarik et al. (2014, November 20). Auditory distance perception in humans: A review of cues, <text:tab/>development, neuronal bases, and effects of sensory loss. </text:span><text:span text:style-name="T7">Attention, Perception, &amp; <text:tab/>Psychophysics, 78(2), 373-395. </text:span><text:span text:style-name="T5">http://dx.doi.org.proxy.lib.uwaterloo.ca/10.3758/s13414-015-<text:tab/>1015-1</text:span></text:p>
      <text:p text:style-name="P7"/>
      <text:p text:style-name="P6"><text:soft-page-break/><text:span text:style-name="T5">Wallmeier, L., &amp; Wiegrebe, L. (2014, December 31). Ranging in human sonar: Effects of additional <text:tab/>early reflections and exploratory head movements.</text:span><text:span text:style-name="T7"> PLoS ONE, 9(12)</text:span><text:span text:style-name="T5">. <text:tab/></text:span><text:a xlink:type="simple" xlink:href="http://dx.doi.org/10.1371/journal.pone.0115363"><text:span text:style-name="T10">http://dx.doi.org/10.1371/journal.pone.011536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781ee5" officeooo:paragraph-rsid="00781ee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an Reynolds, 20473104, Psych3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5:30:01.365939598</meta:creation-date>
    <dc:date>2016-05-25T09:38:19.573922851</dc:date>
    <meta:editing-duration>P1DT12M27S</meta:editing-duration>
    <meta:editing-cycles>80</meta:editing-cycles>
    <meta:generator>LibreOffice/4.2.8.2$Linux_X86_64 LibreOffice_project/420m0$Build-2</meta:generator>
    <meta:document-statistic meta:table-count="0" meta:image-count="0" meta:object-count="0" meta:page-count="5" meta:paragraph-count="17" meta:word-count="733" meta:character-count="5003" meta:non-whitespace-character-count="4251"/>
  </office:meta>
</office:document-meta>
</file>